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AriAL" svg:font-family="AriAL" style:font-family-generic="swis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4d235" officeooo:paragraph-rsid="0004d235"/>
    </style:style>
    <style:style style:name="P2" style:family="paragraph" style:parent-style-name="Standard">
      <style:text-properties officeooo:paragraph-rsid="0007e5da"/>
    </style:style>
    <style:style style:name="P3" style:family="paragraph" style:parent-style-name="Standard">
      <style:text-properties fo:font-weight="bold" officeooo:paragraph-rsid="0007e5da" style:font-weight-asian="bold" style:font-weight-complex="bold"/>
    </style:style>
    <style:style style:name="P4" style:family="paragraph" style:parent-style-name="Standard">
      <style:text-properties fo:font-weight="bold" officeooo:rsid="0006c537" officeooo:paragraph-rsid="0006c537" style:font-weight-asian="bold" style:font-weight-complex="bold"/>
    </style:style>
    <style:style style:name="P5" style:family="paragraph" style:parent-style-name="Text_20_body">
      <style:text-properties style:font-name="Arial" fo:font-weight="bold" officeooo:rsid="0006c537" officeooo:paragraph-rsid="000abdbb" style:font-weight-asian="bold" style:font-weight-complex="bold"/>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text-properties style:font-name="Arial"/>
    </style:style>
    <style:style style:name="P8" style:family="paragraph" style:parent-style-name="Text_20_body">
      <style:text-properties style:font-name="Arial" fo:font-weight="normal" officeooo:rsid="000deb13" officeooo:paragraph-rsid="000deb13" style:font-weight-asian="normal" style:font-weight-complex="normal"/>
    </style:style>
    <style:style style:name="P9" style:family="paragraph" style:parent-style-name="Standard">
      <style:text-properties style:font-name="Arial" fo:font-weight="bold" officeooo:paragraph-rsid="0007e5da" style:font-weight-asian="bold" style:font-weight-complex="bold"/>
    </style:style>
    <style:style style:name="P10" style:family="paragraph" style:parent-style-name="Standard">
      <style:text-properties style:font-name="Arial" fo:font-weight="bold" officeooo:rsid="000a7a60" officeooo:paragraph-rsid="0006c537" style:font-weight-asian="bold" style:font-weight-complex="bold"/>
    </style:style>
    <style:style style:name="P11" style:family="paragraph" style:parent-style-name="Standard">
      <style:text-properties style:font-name="Arial" fo:font-weight="bold" officeooo:rsid="0015546b" officeooo:paragraph-rsid="0015546b" style:font-weight-asian="bold" style:font-weight-complex="bold"/>
    </style:style>
    <style:style style:name="P12" style:family="paragraph" style:parent-style-name="Standard" style:list-style-name="L1">
      <style:text-properties style:font-name="Arial" officeooo:rsid="0008c0f3" officeooo:paragraph-rsid="0008c0f3"/>
    </style:style>
    <style:style style:name="P13" style:family="paragraph" style:parent-style-name="Standard" style:list-style-name="L1">
      <style:text-properties officeooo:paragraph-rsid="0008c0f3"/>
    </style:style>
    <style:style style:name="P14" style:family="paragraph" style:parent-style-name="Standard" style:list-style-name="L1">
      <style:text-properties officeooo:paragraph-rsid="000abdbb"/>
    </style:style>
    <style:style style:name="P15" style:family="paragraph" style:parent-style-name="Standard" style:list-style-name="L1">
      <style:text-properties officeooo:rsid="0006c537" officeooo:paragraph-rsid="0006c537"/>
    </style:style>
    <style:style style:name="P16" style:family="paragraph" style:parent-style-name="Standard" style:list-style-name="L1">
      <style:text-properties officeooo:rsid="0006c537" officeooo:paragraph-rsid="000a7a60"/>
    </style:style>
    <style:style style:name="P17" style:family="paragraph" style:parent-style-name="Standard">
      <style:text-properties style:font-name="AriAL" officeooo:paragraph-rsid="0011c607"/>
    </style:style>
    <style:style style:name="P18" style:family="paragraph" style:parent-style-name="Standard">
      <style:text-properties officeooo:paragraph-rsid="0015546b"/>
    </style:style>
    <style:style style:name="P19" style:family="paragraph" style:parent-style-name="Text_20_body">
      <style:text-properties style:font-name="AriAL"/>
    </style:style>
    <style:style style:name="P20" style:family="paragraph" style:parent-style-name="Text_20_body">
      <style:text-properties style:font-name="AriAL" fo:font-weight="bold" officeooo:rsid="0011c607" officeooo:paragraph-rsid="0011c607" style:font-weight-asian="bold" style:font-weight-complex="bold"/>
    </style:style>
    <style:style style:name="P21" style:family="paragraph" style:parent-style-name="Text_20_body">
      <style:text-properties style:font-name="Arial" officeooo:paragraph-rsid="0015546b"/>
    </style:style>
    <style:style style:name="P22" style:family="paragraph" style:parent-style-name="Text_20_body">
      <style:text-properties style:font-name="Arial" officeooo:rsid="0015546b" officeooo:paragraph-rsid="0015546b"/>
    </style:style>
    <style:style style:name="T1" style:family="text">
      <style:text-properties style:font-name="Arial"/>
    </style:style>
    <style:style style:name="T2" style:family="text">
      <style:text-properties style:font-name="Arial" officeooo:rsid="0004d3c9"/>
    </style:style>
    <style:style style:name="T3" style:family="text">
      <style:text-properties style:font-name="Arial" officeooo:rsid="00058202"/>
    </style:style>
    <style:style style:name="T4" style:family="text">
      <style:text-properties style:font-name="Arial" officeooo:rsid="0006c537"/>
    </style:style>
    <style:style style:name="T5" style:family="text">
      <style:text-properties style:font-name="Arial" officeooo:rsid="0004d235"/>
    </style:style>
    <style:style style:name="T6" style:family="text">
      <style:text-properties style:font-name="Arial" officeooo:rsid="0007e5da"/>
    </style:style>
    <style:style style:name="T7" style:family="text">
      <style:text-properties style:font-name="Arial" officeooo:rsid="0008c0f3"/>
    </style:style>
    <style:style style:name="T8" style:family="text">
      <style:text-properties style:font-name="Arial" fo:font-weight="bold" style:font-weight-asian="bold" style:font-weight-complex="bold"/>
    </style:style>
    <style:style style:name="T9" style:family="text">
      <style:text-properties style:font-name="Arial" fo:font-weight="bold" officeooo:rsid="0006c537" style:font-weight-asian="bold" style:font-weight-complex="bold"/>
    </style:style>
    <style:style style:name="T10" style:family="text">
      <style:text-properties style:font-name="Arial" officeooo:rsid="000a7a60"/>
    </style:style>
    <style:style style:name="T11" style:family="text">
      <style:text-properties style:font-name="Arial" fo:font-weight="normal" officeooo:rsid="000a7a60" style:font-weight-asian="normal" style:font-weight-complex="normal"/>
    </style:style>
    <style:style style:name="T12" style:family="text">
      <style:text-properties style:font-name="Arial" officeooo:rsid="0015546b"/>
    </style:style>
    <style:style style:name="T13" style:family="text">
      <style:text-properties fo:font-weight="normal" style:font-weight-asian="normal" style:font-weight-complex="normal"/>
    </style:style>
    <style:style style:name="T14" style:family="text">
      <style:text-properties fo:font-weight="normal" officeooo:rsid="000a7a60" style:font-weight-asian="normal" style:font-weight-complex="normal"/>
    </style:style>
    <style:style style:name="T15" style:family="text">
      <style:text-properties fo:font-weight="normal" officeooo:rsid="000abdbb" style:font-weight-asian="normal" style:font-weight-complex="normal"/>
    </style:style>
    <style:style style:name="T16" style:family="text">
      <style:text-properties fo:font-weight="normal" officeooo:rsid="000c4761" style:font-weight-asian="normal" style:font-weight-complex="normal"/>
    </style:style>
    <style:style style:name="T17" style:family="text">
      <style:text-properties fo:font-weight="normal" officeooo:rsid="000deb13" style:font-weight-asian="normal" style:font-weight-complex="normal"/>
    </style:style>
    <style:style style:name="T18" style:family="text">
      <style:text-properties fo:font-weight="normal" officeooo:rsid="000e7d16" style:font-weight-asian="normal" style:font-weight-complex="normal"/>
    </style:style>
    <style:style style:name="T19" style:family="text">
      <style:text-properties fo:font-weight="normal" officeooo:rsid="0010772a" style:font-weight-asian="normal" style:font-weight-complex="normal"/>
    </style:style>
    <style:style style:name="T20" style:family="text">
      <style:text-properties fo:font-weight="normal" officeooo:rsid="0011c607" style:font-weight-asian="normal" style:font-weight-complex="normal"/>
    </style:style>
    <style:style style:name="T21" style:family="text">
      <style:text-properties fo:font-weight="normal" officeooo:rsid="00130262" style:font-weight-asian="normal" style:font-weight-complex="normal"/>
    </style:style>
    <style:style style:name="T22" style:family="text">
      <style:text-properties fo:font-weight="normal" officeooo:rsid="00148e1d" style:font-weight-asian="normal" style:font-weight-complex="normal"/>
    </style:style>
    <style:style style:name="T23" style:family="text">
      <style:text-properties officeooo:rsid="000abdbb"/>
    </style:style>
    <style:style style:name="T24" style:family="text">
      <style:text-properties fo:font-weight="bold" officeooo:rsid="0011c607"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luno:<text:span text:style-name="T13"> João Pedro Rodrigues Leite </text:span></text:p>
      <text:p text:style-name="P11">RA: <text:span text:style-name="T13">a2487055</text:span></text:p>
      <text:p text:style-name="P9"/>
      <text:p text:style-name="P9"/>
      <text:p text:style-name="P9">1. Explique o conceito de Web API. Estabeleça uma relação entre aplicações Web convencionais e Web APIs. Discuta as semelhanças e diferenças entre essas duas classes de aplicações.</text:p>
      <text:p text:style-name="P3"><text:span text:style-name="T1"/></text:p>
      <text:p text:style-name="P18"><text:span text:style-name="T6">R: </text:span><text:span text:style-name="T5">O conceito de Web API </text:span><text:span text:style-name="T2">(Interface de programação de aplicações para a web) </text:span><text:span text:style-name="T5">nada mais é do que uma aplicação que está disponibilizando serviços na Web </text:span><text:span text:style-name="T2">assim como uma aplicação Web convencional, geralmente elas utilizam o mesmo protocolo para a </text:span><text:span text:style-name="T12">comunicação</text:span><text:span text:style-name="T2"> que é o Hiper Text Transfer Protocol (HTTP)</text:span><text:span text:style-name="T5">. </text:span></text:p>
      <text:p text:style-name="P18"><text:span text:style-name="T5"/></text:p>
      <text:p text:style-name="P18"><text:span text:style-name="T12">E</text:span><text:span text:style-name="T2">ntretanto </text:span><text:span text:style-name="T5">a principal diferença entre ela e uma aplicação Web convencional está em para quem elas estão fornecendo os serviços </text:span><text:span text:style-name="T2">e trocando dados e informações</text:span><text:span text:style-name="T5">. Na aplicação Web convencional os serviços são disponibilizados para as pessoas, </text:span><text:span text:style-name="T2">onde o usuário pode interagir com a página com uma interface de usuário (UI), então</text:span><text:span text:style-name="T5"> forma de representar </text:span><text:span text:style-name="T2">esse</text:span><text:span text:style-name="T5"> conteudo </text:span><text:span text:style-name="T2">e as informações </text:span><text:span text:style-name="T5">é muito mais voltado a </text:span><text:span text:style-name="T2">para os usuários humanos,</text:span><text:span text:style-name="T5"> que seja de fácil entendimento </text:span><text:span text:style-name="T2">e interação</text:span><text:span text:style-name="T5">, a forma </text:span><text:span text:style-name="T2">mais utilizada</text:span><text:span text:style-name="T5"> é através de páginas HTML </text:span><text:span text:style-name="T2">com CSS e JS, como sites, e-com</text:span><text:span text:style-name="T12">m</text:span><text:span text:style-name="T2">erce, redes sociais</text:span><text:span text:style-name="T5">, onde é possível representar informações </text:span><text:span text:style-name="T2">hipermídia </text:span><text:span text:style-name="T5">com</text:span><text:span text:style-name="T2">o</text:span><text:span text:style-name="T5"> </text:span><text:span text:style-name="T2">links que direcionam para outras páginas</text:span><text:span text:style-name="T5">, mídia, como fotos, vídeos e áudios etc. </text:span><text:span text:style-name="T2">O que já </text:span><text:span text:style-name="T3">não acontece</text:span><text:span text:style-name="T2"> com uma Web API</text:span><text:span text:style-name="T5">. </text:span></text:p>
      <text:p text:style-name="P18"><text:span text:style-name="T5"/></text:p>
      <text:p text:style-name="P18"><text:span text:style-name="T2">U</text:span><text:span text:style-name="T5">ma aplicação Web API </text:span><text:span text:style-name="T2">faz interações, trocando informações e dados com outras </text:span><text:span text:style-name="T5">aplicações </text:span><text:span text:style-name="T2">através de endpoints, que são como endereços na Web que podem ser utilizados para receber(GET), alterar(PUT), enviar(POST) e deletar(DELETE) informações,</text:span><text:span text:style-name="T5"> </text:span><text:span text:style-name="T2">e por isso </text:span><text:span text:style-name="T5">a forma de representar as informações já não é mais o HTML, </text:span><text:span text:style-name="T3">as informações como por exemplo o nome, sobrenome e idade de uma pessoa seriam facilmente compreendidas por seres humanos, mas seriam apenas mais um texto comum que não tem significado nenhum no contexto de Web API pois a comunicação é máquina com máquina</text:span><text:span text:style-name="T5">, </text:span><text:span text:style-name="T3">então são</text:span><text:span text:style-name="T5"> utilizado</text:span><text:span text:style-name="T3">s</text:span><text:span text:style-name="T5"> formatos </text:span><text:span text:style-name="T2">padronizados </text:span><text:span text:style-name="T5">como JSON e XML para representação </text:span><text:span text:style-name="T3">das informações</text:span><text:span text:style-name="T5">, </text:span><text:span text:style-name="T3">esses formatos utilizados geralmente garantem</text:span><text:span text:style-name="T2"> um desempenho </text:span><text:span text:style-name="T3">superior</text:span><text:span text:style-name="T2"> em relação a aplicações Web convencionais que utilizam o </text:span><text:span text:style-name="T3">HTML.</text:span></text:p>
      <text:p text:style-name="P1"><text:span text:style-name="T1"/></text:p>
      <text:p text:style-name="P3"><text:span text:style-name="T5">2. </text:span><text:span text:style-name="T4">Quais são os princípios arquiteturais REST? Descreva com detalhes cada um deles. Faça um paralelo entre os princípios arquiteturais REST e as suas restrições impostas. Discuta sobre os benefícios que uma aplicação Web possui quando adota os princípios arquiteturais REST. </text:span></text:p>
      <text:p text:style-name="P2"><text:span text:style-name="T4"/></text:p>
      <text:p text:style-name="P2"><text:span text:style-name="T6">R:</text:span><text:span text:style-name="T4">O REST(Representational State Transfer) foi proposto por Roy Fielding em 2000, e possui vários princípios e também restrições arquiteturais sendo eles:</text:span></text:p>
      <text:p text:style-name="P1"><text:span text:style-name="T4"/></text:p>
      <text:list text:style-name="L1">
        <text:list-item>
          <text:p text:style-name="P15"><text:span text:style-name="T8">Paradigma cliente/Servidor:</text:span><text:span text:style-name="T1"> </text:span><text:span text:style-name="T7">O REST utiliza do principio da separação entre cliente e servidor, onde o servidor será responsável pelo processamento dos dados e</text:span><text:span text:style-name="T10">nquanto</text:span><text:span text:style-name="T7"> o cliente </text:span><text:span text:style-name="T10">fica responsável </text:span><text:span text:style-name="T7">pela interface e experiencia do usuário. </text:span><text:span text:style-name="T10">Dessa forma facilita a evolução e escalabilidade de ambos, pois alterações no cliente não afetam o servidor e vice-versa.</text:span></text:p>
          <text:p text:style-name="P15"><text:span text:style-name="T1"/></text:p>
        </text:list-item>
        <text:list-item>
          <text:p text:style-name="P16"><text:span text:style-name="T8">Comportamento stateless do servidor:</text:span><text:span text:style-name="T1"> O comportamento stateless significa que a API REST armazena o estado de sessões do cliente, ou seja, todas as requisições devem ter todas as informações necessárias para a execução, em uma API que tenha autenticação, o usuário toda vez que precisar utilizar um recurso </text:span><text:soft-page-break/><text:span text:style-name="T1">terá de enviar os dados para que a autenticação seja feita. Sendo assim, então não é esperado que o servidor mantenha dados na sessão do usuário, </text:span><text:span text:style-name="T10">isso também facilita na</text:span><text:span text:style-name="T1"> </text:span><text:span text:style-name="T10">escalabilidade do servidor </text:span><text:span text:style-name="T1">. A aplicação cliente que terá a responsabilidade de ma</text:span><text:span text:style-name="T10">n</text:span><text:span text:style-name="T1">ter o estados dos recursos para o usuário final, ficando o servidor com a resposabilidade de disponibilizar representações de recursos e alterar seus estados.</text:span></text:p>
        </text:list-item>
        <text:list-item>
          <text:p text:style-name="P13"><text:span text:style-name="T9">Interface uniforme: </text:span><text:span text:style-name="T6">A manipulação dos recuros em uma API REST é feita atravé de endereços que tem um identificador único denominado URI(Uniform Resource Identifier). Os recursos podem ser qualquer informação, uma lista de boletins de ocorrencia de furtos de veículos, uma lista de suspeitos, ou até mesmo uma página de um usuário em uma rede social. E esses recursos podem ser representados de diferentes formas, HTML, PDF, XML, e jamais é acessado diretamente, sempre é através de uma representação, a representação mais utilizadas em Web Services REST é o JSON. </text:span><text:span text:style-name="T7">Estabelecer uma interface uniforme entre cliente e servidor proporciona uma arquitetura simplificada e desacoplada e para isso é necessário respeitar a semântica do protocolo usado. O protocolo mais utilizado é o HTTP, e seus verbos são GET(obter representações de um recurso), POST(Criar um novo recurso), PUT(Alterar um recurso) e DELETE(Remover um recurso). Todas as requisições tratadas pelo servidor recebem um código de status, que informa ao cliente o resultado da requisição, e é muito importante utilizá-los corretamente. <text:s/>Os códigos de status possuem tamanho fixo de três dígitos e estão organizados da seguinte forma: </text:span></text:p>
          <text:p text:style-name="P13"><text:span text:style-name="T7"/></text:p>
          <text:p text:style-name="P12">● 1XX - Informações; </text:p>
          <text:p text:style-name="P12">● 2XX - Sucessos;</text:p>
          <text:p text:style-name="P12">● 3XX - Redirecionamentos; </text:p>
          <text:p text:style-name="P12">● 4XX - Erros causados pelo cliente; </text:p>
          <text:p text:style-name="P12">● 5XX - Erros causados no servidor. </text:p>
          <text:p text:style-name="P13"><text:span text:style-name="T7"/></text:p>
        </text:list-item>
        <text:list-item>
          <text:p text:style-name="P14"><text:span text:style-name="T9">Utilização de controles hipermídia: </text:span><text:span text:style-name="T11">HATEOAS - Hypermedia as the Engine of Application State</text:span><text:span text:style-name="T9">. </text:span><text:span text:style-name="T11">Esse princípio define que as mudanças de estado devem ser feitas através de controler hipermídia, os controles hipermídia podem assumir a forma de links, que guiam a navegação entre diferentes recursos. Além disso Web Services REST podem ser projetados para interligar recursos, não só apenas responder as requisições e transportar dados.</text:span></text:p>
        </text:list-item>
      </text:list>
      <text:p text:style-name="P4"><text:span text:style-name="T11"/></text:p>
      <text:p text:style-name="P5"><text:span text:style-name="T14">Adotar os princípios arquiteturais REST </text:span><text:span text:style-name="T15">nos dá </text:span><text:span text:style-name="T14">inúmeras vantagens para aplicações Web, </text:span><text:span text:style-name="T15">sendo elas a</text:span><text:span text:style-name="T14"> independência entre cliente e servidor, o que facilita a evolução e a manutenção de ambo</text:span><text:span text:style-name="T15">s, o </text:span><text:span text:style-name="T14">comportamento stateless </text:span><text:span text:style-name="T15">ajuda significativamente na </text:span><text:span text:style-name="T14">escalabilidade </text:span><text:span text:style-name="T15">e a complexidade é reduzida,</text:span><text:span text:style-name="T14"> permitindo que servidores lidem com um grande número de requisições de maneira eficiente. Além disso, a comunicação padronizada e desacoplada, utilizando protocolos </text:span><text:span text:style-name="T15">como</text:span><text:span text:style-name="T14"> HTTP, facilita a interoperabilidade entre diferentes </text:span><text:span text:style-name="T15">aplicações</text:span><text:span text:style-name="T14">.</text:span></text:p>
      <text:p text:style-name="P7">Embora existam limitações, como a necessidade de gerenciar a autenticação e a segurança sem manter estados, os benefícios em termos de simplicidade, flexibilidade, e facilidade de integração superam essas dificuldades, <text:span text:style-name="T23">acredito o REST atende a maior parte de aplicações Web e a</text:span>o seguir os princípios REST, as aplicações ganham uma base <text:span text:style-name="T23">muito importante</text:span> para construir sistemas distribuídos, confiáveis e escaláveis.</text:p>
      <text:p text:style-name="P4"><text:span text:style-name="T11"/></text:p>
      <text:p text:style-name="P10"><text:soft-page-break/>3. Argumente sobre o princípio arquitetural REST que implica no uso de controles hipermidia. Quais são os obstáculos para a sua utilização em Web APIs? Discuta quais são as alternativas para utilizar controles hipermidia em Web APIs.</text:p>
      <text:p text:style-name="P4"/>
      <text:p text:style-name="P17"><text:span text:style-name="T16">R: </text:span><text:span text:style-name="T18">No contexto REST, entende-se por aplicação um conjunto de recursos e seus respectivos estados manipulados por um cliente, e o princípio HATEOAS(Hypermedia as the Engine of Aplication State) define que as mudanças de estado da aplicação devem ser guiadas através de controles hipermídia, portanto os controler hipermidias podem assumir formas de links, que guiam a navegação entre diferentes recursos, </text:span><text:span text:style-name="T19">um exemplo disso é quando um cliente vai fazer uma compra em um site e-co</text:span><text:span text:style-name="T20">m</text:span><text:span text:style-name="T19">merce, o cliente irá selecionar o produto e se estiver disponível em estoque terá um botão para comprar e depois irá clicar em um botão para ir para o carrinho, caso não tenha em estoque terá uma opção para notificar quando o produto tiver estoque, ou seja, o cliente foi guiado através de links que representam recursos para determinadas ações de acordo com aquele estado. Outro exemplo é um cliente que acessa sua conta bancária, se ele tiver saldo terá um link disponível para que ele faça o saque do dinheiro, mas se não tiver saldo o link não estará disponível, todo esse controle de hipermídia é HATEOAS</text:span><text:span text:style-name="T18">. </text:span><text:span text:style-name="T19">Além disso</text:span><text:span text:style-name="T18"> Web Services REST podem ser projetados de modo que os recursos são interligados e se relacionam com outros recursos através de links. </text:span></text:p>
      <text:p text:style-name="P17"><text:span text:style-name="T18"/></text:p>
      <text:p text:style-name="P17"><text:span text:style-name="T24">Obstáculos:</text:span><text:span text:style-name="T20"> A</text:span><text:span text:style-name="T19"> complexidade para implementar o HATEOAS é maior, requer que os desenvolvedores criem e mantenham um sistema de links que representam o estado da aplicação e as transições possíveis, </text:span><text:span text:style-name="T20">essa complexidade pode ser um obstáculo em projetos menores que requerem um desenvolvimento rápido. A performance da API também pode ser afetada, pois o envio de controles hipermídia em todas as respostas pode aumentar o tamanho dos payloads das respostas das API’s. É necessário também que os clientes da API se adaptem para interpretar e reagir aos links de hipermídia, e isso podem exibir mudanças significativas nos clientes existentes.</text:span></text:p>
      <text:p text:style-name="P19"/>
      <text:p text:style-name="P20">Alternativas: <text:span text:style-name="T13">Dado essas dificultados de implementação do HATEOAS, existem algumas alterativas, como o uso da HATEOAS com HAL( Hypertext Application Language), que é um formato de mídia para JSON que é simples de implementar e bem suportado por bibliotecas de diferentes linguagens de programação. É possível utilizar HATEOAS apenas para recursos críticos da aplicação que realmente seriam importantes, essa abordagem híbrida pode ser uma alterativa. Também pode-se utilizar ferramentas como Swagger/OpenAPI para fornecer a documentação detalhada e interativa que podem ajudar os desenvolvedores a interagir com a API sem os controles hipermídia.</text:span></text:p>
      <text:p text:style-name="P20"><text:span text:style-name="T13"/></text:p>
      <text:p text:style-name="P6">4. Explique o conceito de Web semântica. Qual a relação entre Web semântica e dados conectados? Descreva as principais tecnologias utilizadas na Web semântica. Qual é a relação entre Web semântica e aplicações Web?</text:p>
      <text:p text:style-name="P21"><text:span text:style-name="T17">R: </text:span><text:span text:style-name="T21">A Web Semântica é uma extensão da Web atual onde os dados possuem um significado associado, criando a visão de uma rede de informações interligadas, ou seja, a Web Semântica retira dos seres humanos a exclusividade de interpretação das informações. Associar um significado às informações possibilita que os computadores e os seres humanos trabalhem juntos, isso proporciona integração de reusabilidade de dados entre aplicações através do compartilhamento global de informações. </text:span></text:p>
      <text:p text:style-name="P21"><text:soft-page-break/><text:span text:style-name="T21">A Web original é chamada também de Web de Hipertextos que são informações como textos, imagens, vídeos, áudios e permite a ligação com outros hipertextos através de hiperlinks. A evolução disso é a Web de Dados, onde a informação é estruturada, permitindo que agentes de software interpretem as informações. </text:span></text:p>
      <text:p text:style-name="P21"><text:span text:style-name="T22">A Web semântica tem uma relação direta com os dados conectados (Linked Data), uma das tecnologias utilizadas é o RDF(Resource Description Framework), um modelo para representar as informações sobre os recursos na web, usando triplas (sujeito, predicado, objeto) para descrever a relação entre eles. Temos também o JSON-LD (JavaScript Object Notation for Linked Data) que permite criar contextos compostos por classes e termos de vocabulários controlados que são usados como fontes de metadados que descrevem o conteudo dos recursos. O JSON-LD permite associar as propriedades com termos de diferentes fontes semânticas, além da possibilidade de associar o documento a conjunto de classes que vincula um significado para o documento como um todo. </text:span></text:p>
      <text:p text:style-name="P22"><text:span text:style-name="T22">V</text:span><text:span text:style-name="T13">ocabulários compartilhados como schema.org e FOAF(Friend of a Friend) são fundamentais na Web Semântica. O shema.org oferece um conjunto padronizado de vocabulários para marcar dados estruturados em paǵinas web, facilitando a compreensão desses dados por outras aplicações. O FOAF é mais utilizado para descrever informações sobre pessoas e suas relações sociais, permite a criação de reddes sociais descentralizadas e compreensíveis por máquinas. Esses vocabulários compartilham um conhecimento comum que melhora a interoperabilidade e a troca de dados entre diferentes sistemas.</text:span></text:p>
      <text:p text:style-name="P21"><text:span text:style-name="T22">Com a Web Semântica diferentes aplicações podem compartilhar e compreender dados sem a necessidade de um formato comum pré definido, promovendo maior interoperabilidade, ela também pode <text:s/>automatizar extração e processamento dos dados de diferentes fontes, facilitando a integração de dados.</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AriAL" svg:font-family="AriAL" style:font-family-generic="swis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6:16:58.547961360</meta:creation-date>
    <dc:date>2024-08-26T01:17:09.298266764</dc:date>
    <meta:editing-duration>PT8H13M18S</meta:editing-duration>
    <meta:editing-cycles>2</meta:editing-cycles>
    <meta:generator>LibreOffice/24.2.0.3$Linux_X86_64 LibreOffice_project/420$Build-3</meta:generator>
    <meta:print-date>2024-08-25T16:57:39.743309768</meta:print-date>
    <meta:printed-by>PDF files</meta:printed-by>
    <meta:document-statistic meta:table-count="0" meta:image-count="0" meta:object-count="0" meta:page-count="4" meta:paragraph-count="32" meta:word-count="1794" meta:character-count="11655" meta:non-whitespace-character-count="9887"/>
  </office:meta>
</office:document-meta>
</file>